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7.3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ce2"/>
        <table:table-column table:style-name="co4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Поле</text:p>
          </table:table-cell>
          <table:table-cell office:value-type="string" calcext:value-type="string">
            <text:p>В базе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option</text:p>
          </table:table-cell>
          <table:table-cell table:style-name="ce1" office:value-type="string" calcext:value-type="string">
            <text:p>Описание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ui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Уникальный идентификатор инструмент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Название инструмента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t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Количество бумаг в лоте. Возможно совершение операций только на количества ценной бумаги, кратные лоту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c_flag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Признак внебиржевой ценной бумаг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i_trade_available_flag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Возможность торговать инструментом через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_qual_investor_flag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Доступность торговли инструментом только для квалифицированных инвесторов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st_1min_candle_dat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Дата и время первой минутной свеч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st_1day_candle_dat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Дата и время первой дневной свеч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_uid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Уникальный идентификатор позиции инструмент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cker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Тикер инструмент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ass_code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Класс-код (секция торгов, нужен для запросов по тикеру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rency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ISO-код валюты расчётов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long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Коэффициент ставки риска длинной позиции по инструменту (для клиента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short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Коэффициент ставки риска короткой позиции по инструменту (для клиента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ong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Ставка риска минимальной маржи в лонг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short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Ставка риска минимальной маржи в шор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ong_min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Ставка риска начальной маржи в лонг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short_min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Ставка риска начальной маржи в шор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rt_enabled_flag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для операций шор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change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Торговая площадк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ry_of_risk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Код страны риска, т.е. страны, в которой компания ведёт основной бизнес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ry_of_risk_name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Наименование страны риска, т.е. страны, в которой компания ведёт основной бизнес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y_available_flag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для покупк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ll_available_flag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для продаж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_price_increment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Шаг цены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al_exchange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Реальная площадка исполнения расчётов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_iis_flag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для ИИС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ekend_flag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торговли инструментом по выходным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ocked_tca_flag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Торгово-клиринговый счет заблокирован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ding_status</text:p>
          </table:table-cell>
          <table:table-cell/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Текущий режим торгов инструмент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FIGI-идентификатор инструмент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ctor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Сектор экономик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in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IN-идентификатор инструмент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mina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Номинальная цен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ue_siz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Размер выпуск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ue_size_pla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Объявленный размер выпуск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ment_typ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Тип расчетов / распределения доходов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st_trade_da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Дата начала обращения контракт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st_trade_da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Дата в UTC, до которой возможно проведение операций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et_typ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Тип актив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ic_asse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Основной актив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ic_asset_siz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Размер основного актива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piration_da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Дата истечения срок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oating_coupon_flag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Плавающий купон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petual_flag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Бессрочность облигаци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ortization_flag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Амортизация долг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pon_quantity_per_ye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Количество выплат по купонам в го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urity_dat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Дата погашения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itial_nomin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Первоначальный номинал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te_reg_dat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Дата выпуск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cement_dat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Дата размещения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cement_pric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Цена размещения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i_valu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Накопленный купонный дохо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ue_kind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Форма выпуска (документарная/бездокументарная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ordinated_flag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Субординированность облигаци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sk_leve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Уровень риск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_currency_nam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SO-код валюты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xed_commiss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Фиксированная комиссия за управление (в процентах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cus_typ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База ETF (тип активов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eased_dat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Дата выпуск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m_shar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Количество акций фонда в обращени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tures_ty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Тип (физические поставки / денежный эквивалент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po_date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Дата IP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_yield_flag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Наличие дивидендов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e_type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Тип акции (обычная, привилегированная, и т. д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ic_asset_position_uid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Уникальный идентификатор позиции основного инструмент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rect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Направление опциона (put/c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Стиль опциона (американский / европейский / не определён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tlement_type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Способ исполнения опциона (поставочный / рассчётный / не определён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tlement_currency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Валюта, в которой оценивается контрак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ike_price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Цена страйка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8:15:23.944375882</meta:creation-date>
    <dc:date>2023-02-28T16:15:16.488134310</dc:date>
    <meta:editing-duration>PT1H50M13S</meta:editing-duration>
    <meta:editing-cycles>17</meta:editing-cycles>
    <meta:generator>LibreOffice/7.3.7.2$Linux_X86_64 LibreOffice_project/30$Build-2</meta:generator>
    <meta:document-statistic meta:table-count="1" meta:cell-count="403" meta:object-count="0"/>
  </office:meta>
</office:document-meta>
</file>